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5d821f" officeooo:paragraph-rsid="005d821f"/>
    </style:style>
    <style:style style:name="P2" style:family="paragraph" style:parent-style-name="Text_20_body" style:list-style-name="L1">
      <style:text-properties officeooo:rsid="005d821f" officeooo:paragraph-rsid="00b6f435"/>
    </style:style>
    <style:style style:name="P3" style:family="paragraph" style:parent-style-name="Text_20_body" style:list-style-name="L2">
      <style:text-properties officeooo:rsid="005d863c" officeooo:paragraph-rsid="005d863c"/>
    </style:style>
    <style:style style:name="P4" style:family="paragraph" style:parent-style-name="Text_20_body" style:list-style-name="L2">
      <style:text-properties officeooo:rsid="005e8fcb" officeooo:paragraph-rsid="005e8fcb"/>
    </style:style>
    <style:style style:name="P5" style:family="paragraph" style:parent-style-name="Text_20_body" style:list-style-name="L2">
      <style:text-properties officeooo:rsid="005f5f09" officeooo:paragraph-rsid="005f5f09"/>
    </style:style>
    <style:style style:name="P6" style:family="paragraph" style:parent-style-name="Text_20_body" style:list-style-name="L2">
      <style:text-properties officeooo:rsid="00608344" officeooo:paragraph-rsid="00608344"/>
    </style:style>
    <style:style style:name="P7" style:family="paragraph" style:parent-style-name="Text_20_body" style:list-style-name="L2">
      <style:text-properties officeooo:rsid="00650231" officeooo:paragraph-rsid="00691ff6"/>
    </style:style>
    <style:style style:name="P8" style:family="paragraph" style:parent-style-name="Text_20_body" style:list-style-name="L2">
      <style:text-properties officeooo:rsid="0067ef48" officeooo:paragraph-rsid="00691ff6"/>
    </style:style>
    <style:style style:name="P9" style:family="paragraph" style:parent-style-name="Text_20_body" style:list-style-name="L2">
      <style:text-properties officeooo:rsid="006b127c" officeooo:paragraph-rsid="006b127c"/>
    </style:style>
    <style:style style:name="P10" style:family="paragraph" style:parent-style-name="Text_20_body" style:list-style-name="L2">
      <style:text-properties officeooo:rsid="006c701a" officeooo:paragraph-rsid="006c701a"/>
    </style:style>
    <style:style style:name="P11" style:family="paragraph" style:parent-style-name="Text_20_body" style:list-style-name="L2">
      <style:text-properties officeooo:rsid="006e546c" officeooo:paragraph-rsid="006e546c"/>
    </style:style>
    <style:style style:name="P12" style:family="paragraph" style:parent-style-name="Text_20_body" style:list-style-name="L3">
      <style:text-properties officeooo:rsid="006e546c" officeooo:paragraph-rsid="006e546c"/>
    </style:style>
    <style:style style:name="P13" style:family="paragraph" style:parent-style-name="Text_20_body" style:list-style-name="L2">
      <style:text-properties officeooo:rsid="006ffadc" officeooo:paragraph-rsid="0071dab1"/>
    </style:style>
    <style:style style:name="P14" style:family="paragraph" style:parent-style-name="Text_20_body" style:list-style-name="L2">
      <style:text-properties officeooo:rsid="0071dab1" officeooo:paragraph-rsid="0071dab1"/>
    </style:style>
    <style:style style:name="P15" style:family="paragraph" style:parent-style-name="Text_20_body" style:list-style-name="L2">
      <style:text-properties officeooo:rsid="0077c306" officeooo:paragraph-rsid="0077c306"/>
    </style:style>
    <style:style style:name="P16" style:family="paragraph" style:parent-style-name="Text_20_body" style:list-style-name="L2">
      <style:text-properties officeooo:rsid="007c0bed" officeooo:paragraph-rsid="007c0bed"/>
    </style:style>
    <style:style style:name="P17" style:family="paragraph" style:parent-style-name="Text_20_body" style:list-style-name="L2">
      <style:text-properties officeooo:rsid="0079d7a2" officeooo:paragraph-rsid="0079d7a2"/>
    </style:style>
    <style:style style:name="P18" style:family="paragraph" style:parent-style-name="Text_20_body" style:list-style-name="L2">
      <style:text-properties officeooo:rsid="007ceda7" officeooo:paragraph-rsid="007ceda7"/>
    </style:style>
    <style:style style:name="P19" style:family="paragraph" style:parent-style-name="Text_20_body" style:list-style-name="L3">
      <style:text-properties officeooo:rsid="007ceda7" officeooo:paragraph-rsid="007ceda7"/>
    </style:style>
    <style:style style:name="P20" style:family="paragraph" style:parent-style-name="Text_20_body" style:list-style-name="L2">
      <style:text-properties officeooo:rsid="007e70bc" officeooo:paragraph-rsid="007e70bc"/>
    </style:style>
    <style:style style:name="P21" style:family="paragraph" style:parent-style-name="Text_20_body" style:list-style-name="L2">
      <style:text-properties officeooo:rsid="00801265" officeooo:paragraph-rsid="00801265"/>
    </style:style>
    <style:style style:name="P22" style:family="paragraph" style:parent-style-name="Text_20_body" style:list-style-name="L2">
      <style:text-properties officeooo:rsid="00896505" officeooo:paragraph-rsid="00896505"/>
    </style:style>
    <style:style style:name="P23" style:family="paragraph" style:parent-style-name="Text_20_body" style:list-style-name="L2">
      <style:text-properties officeooo:rsid="00891de8" officeooo:paragraph-rsid="00891de8"/>
    </style:style>
    <style:style style:name="P24" style:family="paragraph" style:parent-style-name="Text_20_body" style:list-style-name="L3">
      <style:text-properties officeooo:rsid="0085873e" officeooo:paragraph-rsid="0085873e"/>
    </style:style>
    <style:style style:name="P25" style:family="paragraph" style:parent-style-name="Text_20_body" style:list-style-name="L3">
      <style:text-properties officeooo:rsid="0085873e" officeooo:paragraph-rsid="00868902"/>
    </style:style>
    <style:style style:name="P26" style:family="paragraph" style:parent-style-name="Text_20_body" style:list-style-name="L2">
      <style:text-properties officeooo:rsid="00877352" officeooo:paragraph-rsid="00891de8"/>
    </style:style>
    <style:style style:name="P27" style:family="paragraph" style:parent-style-name="Text_20_body" style:list-style-name="L2">
      <style:text-properties officeooo:rsid="008c73b8" officeooo:paragraph-rsid="008c73b8"/>
    </style:style>
    <style:style style:name="P28" style:family="paragraph" style:parent-style-name="Text_20_body" style:list-style-name="L2">
      <style:text-properties officeooo:rsid="008d9893" officeooo:paragraph-rsid="008d9893"/>
    </style:style>
    <style:style style:name="P29" style:family="paragraph" style:parent-style-name="Text_20_body" style:list-style-name="L2">
      <style:text-properties officeooo:rsid="0090de65" officeooo:paragraph-rsid="0090de65"/>
    </style:style>
    <style:style style:name="P30" style:family="paragraph" style:parent-style-name="Text_20_body" style:list-style-name="L2">
      <style:text-properties officeooo:rsid="0095a9f1" officeooo:paragraph-rsid="0095a9f1"/>
    </style:style>
    <style:style style:name="P31" style:family="paragraph" style:parent-style-name="Text_20_body" style:list-style-name="L2">
      <style:text-properties officeooo:rsid="009713cb" officeooo:paragraph-rsid="009713cb"/>
    </style:style>
    <style:style style:name="P32" style:family="paragraph" style:parent-style-name="Text_20_body" style:list-style-name="L2">
      <style:text-properties officeooo:rsid="009adc76" officeooo:paragraph-rsid="009d6e75"/>
    </style:style>
    <style:style style:name="P33" style:family="paragraph" style:parent-style-name="Text_20_body" style:list-style-name="L2">
      <style:text-properties officeooo:rsid="009adc76" officeooo:paragraph-rsid="00a3f8a4"/>
    </style:style>
    <style:style style:name="P34" style:family="paragraph" style:parent-style-name="Text_20_body" style:list-style-name="L2">
      <style:text-properties officeooo:rsid="009d6e75" officeooo:paragraph-rsid="00a00253"/>
    </style:style>
    <style:style style:name="P35" style:family="paragraph" style:parent-style-name="Text_20_body" style:list-style-name="L2">
      <style:text-properties officeooo:rsid="00a00253" officeooo:paragraph-rsid="00a3f8a4"/>
    </style:style>
    <style:style style:name="P36" style:family="paragraph" style:parent-style-name="Text_20_body" style:list-style-name="L2">
      <style:text-properties officeooo:rsid="00a873aa" officeooo:paragraph-rsid="00a873aa"/>
    </style:style>
    <style:style style:name="P37" style:family="paragraph" style:parent-style-name="Text_20_body" style:list-style-name="L2">
      <style:text-properties officeooo:rsid="00a95528" officeooo:paragraph-rsid="00a95528"/>
    </style:style>
    <style:style style:name="P38" style:family="paragraph" style:parent-style-name="Text_20_body" style:list-style-name="L3">
      <style:text-properties officeooo:rsid="00a95528" officeooo:paragraph-rsid="00a95528"/>
    </style:style>
    <style:style style:name="P39" style:family="paragraph" style:parent-style-name="Text_20_body">
      <style:text-properties officeooo:rsid="00a95528" officeooo:paragraph-rsid="00b6f435"/>
    </style:style>
    <style:style style:name="P40" style:family="paragraph" style:parent-style-name="Text_20_body" style:list-style-name="L2">
      <style:text-properties officeooo:rsid="00aa3b75" officeooo:paragraph-rsid="00aa3b75"/>
    </style:style>
    <style:style style:name="P41" style:family="paragraph" style:parent-style-name="Text_20_body" style:list-style-name="L2">
      <style:text-properties officeooo:rsid="00ad81ac" officeooo:paragraph-rsid="00ad81ac"/>
    </style:style>
    <style:style style:name="P42" style:family="paragraph" style:parent-style-name="Text_20_body" style:list-style-name="L2">
      <style:text-properties officeooo:rsid="00b15c99" officeooo:paragraph-rsid="00b15c99"/>
    </style:style>
    <style:style style:name="P43" style:family="paragraph" style:parent-style-name="Text_20_body" style:list-style-name="L2">
      <style:text-properties officeooo:rsid="00b20cc0" officeooo:paragraph-rsid="00b20cc0"/>
    </style:style>
    <style:style style:name="P44" style:family="paragraph" style:parent-style-name="Text_20_body" style:list-style-name="L2">
      <style:text-properties officeooo:rsid="00b2f8d2" officeooo:paragraph-rsid="00b2f8d2"/>
    </style:style>
    <style:style style:name="P45" style:family="paragraph" style:parent-style-name="Text_20_body" style:list-style-name="L2">
      <style:text-properties officeooo:rsid="00b30846" officeooo:paragraph-rsid="00b30846"/>
    </style:style>
    <style:style style:name="P46" style:family="paragraph" style:parent-style-name="Text_20_body" style:list-style-name="L3">
      <style:text-properties officeooo:rsid="006393ca" officeooo:paragraph-rsid="006393ca"/>
    </style:style>
    <style:style style:name="P47" style:family="paragraph" style:parent-style-name="Text_20_body" style:list-style-name="L3">
      <style:text-properties officeooo:rsid="00691ff6" officeooo:paragraph-rsid="00691ff6"/>
    </style:style>
    <style:style style:name="P48" style:family="paragraph" style:parent-style-name="Text_20_body" style:list-style-name="L3">
      <style:text-properties officeooo:rsid="0073cd4b" officeooo:paragraph-rsid="0073cd4b"/>
    </style:style>
    <style:style style:name="P49" style:family="paragraph" style:parent-style-name="Text_20_body" style:list-style-name="L3">
      <style:text-properties officeooo:rsid="0074ccd9" officeooo:paragraph-rsid="0074ccd9"/>
    </style:style>
    <style:style style:name="P50" style:family="paragraph" style:parent-style-name="Text_20_body" style:list-style-name="L3">
      <style:text-properties officeooo:rsid="00762cc3" officeooo:paragraph-rsid="00762cc3"/>
    </style:style>
    <style:style style:name="P51" style:family="paragraph" style:parent-style-name="Text_20_body" style:list-style-name="L3">
      <style:text-properties officeooo:rsid="00868902" officeooo:paragraph-rsid="00877352"/>
    </style:style>
    <style:style style:name="P52" style:family="paragraph" style:parent-style-name="Text_20_body" style:list-style-name="L1">
      <style:text-properties officeooo:rsid="00b4ff79" officeooo:paragraph-rsid="00b4ff79"/>
    </style:style>
    <style:style style:name="P53" style:family="paragraph" style:parent-style-name="Text_20_body" style:list-style-name="L5">
      <style:text-properties officeooo:rsid="00b72524" officeooo:paragraph-rsid="00b72524"/>
    </style:style>
    <style:style style:name="P54" style:family="paragraph" style:parent-style-name="Text_20_body" style:list-style-name="L4">
      <style:text-properties officeooo:rsid="00b72524" officeooo:paragraph-rsid="00b72524"/>
    </style:style>
    <style:style style:name="P55" style:family="paragraph" style:parent-style-name="Text_20_body" style:list-style-name="L4">
      <style:text-properties officeooo:rsid="00b91f5a" officeooo:paragraph-rsid="00b91f5a"/>
    </style:style>
    <style:style style:name="P56" style:family="paragraph" style:parent-style-name="Text_20_body" style:list-style-name="L4">
      <style:text-properties officeooo:rsid="00bae3cb" officeooo:paragraph-rsid="00bae3cb"/>
    </style:style>
    <style:style style:name="P57" style:family="paragraph" style:parent-style-name="Text_20_body" style:list-style-name="L4">
      <style:text-properties officeooo:rsid="00bc73ba" officeooo:paragraph-rsid="00bc73ba"/>
    </style:style>
    <style:style style:name="P58" style:family="paragraph" style:parent-style-name="Text_20_body" style:list-style-name="L4">
      <style:text-properties officeooo:rsid="00bc73ba" officeooo:paragraph-rsid="00c55019"/>
    </style:style>
    <style:style style:name="P59" style:family="paragraph" style:parent-style-name="Text_20_body" style:list-style-name="L4">
      <style:text-properties officeooo:rsid="00bff7e7" officeooo:paragraph-rsid="00bff7e7"/>
    </style:style>
    <style:style style:name="P60" style:family="paragraph" style:parent-style-name="Text_20_body" style:list-style-name="L4">
      <style:text-properties officeooo:rsid="00bff7e7" officeooo:paragraph-rsid="00c55019"/>
    </style:style>
    <style:style style:name="P61" style:family="paragraph" style:parent-style-name="Text_20_body" style:list-style-name="L4">
      <style:text-properties officeooo:rsid="00c2e441" officeooo:paragraph-rsid="00c2e441"/>
    </style:style>
    <style:style style:name="P62" style:family="paragraph" style:parent-style-name="Text_20_body" style:list-style-name="L5">
      <style:text-properties officeooo:rsid="00c4bdde" officeooo:paragraph-rsid="00c4bdde"/>
    </style:style>
    <style:style style:name="P63" style:family="paragraph" style:parent-style-name="Text_20_body" style:list-style-name="L4">
      <style:text-properties officeooo:rsid="00c55019" officeooo:paragraph-rsid="00c55019"/>
    </style:style>
    <style:style style:name="P64" style:family="paragraph" style:parent-style-name="Text_20_body" style:list-style-name="L4">
      <style:text-properties officeooo:rsid="00c56cc2" officeooo:paragraph-rsid="00c56cc2"/>
    </style:style>
    <style:style style:name="P65" style:family="paragraph" style:parent-style-name="Text_20_body" style:list-style-name="L4">
      <style:text-properties officeooo:rsid="00c6bcf0" officeooo:paragraph-rsid="00ccb2b6"/>
    </style:style>
    <style:style style:name="P66" style:family="paragraph" style:parent-style-name="Text_20_body" style:list-style-name="L5">
      <style:text-properties officeooo:rsid="00c99354" officeooo:paragraph-rsid="00c99354"/>
    </style:style>
    <style:style style:name="P67" style:family="paragraph" style:parent-style-name="Text_20_body" style:list-style-name="L4">
      <style:text-properties officeooo:rsid="00ccb2b6" officeooo:paragraph-rsid="00ccb2b6"/>
    </style:style>
    <style:style style:name="P68" style:family="paragraph" style:parent-style-name="Text_20_body" style:list-style-name="L4">
      <style:text-properties officeooo:rsid="00d040d9" officeooo:paragraph-rsid="00d040d9"/>
    </style:style>
    <style:style style:name="P69" style:family="paragraph" style:parent-style-name="Text_20_body" style:list-style-name="L4">
      <style:text-properties officeooo:rsid="00d12f42" officeooo:paragraph-rsid="00d12f42"/>
    </style:style>
    <style:style style:name="P70" style:family="paragraph" style:parent-style-name="Text_20_body" style:list-style-name="L4">
      <style:text-properties officeooo:rsid="00d19894" officeooo:paragraph-rsid="00d19894"/>
    </style:style>
    <style:style style:name="P71" style:family="paragraph" style:parent-style-name="Text_20_body" style:list-style-name="L4">
      <style:text-properties officeooo:rsid="00d1e078" officeooo:paragraph-rsid="00d1e078"/>
    </style:style>
    <style:style style:name="P72" style:family="paragraph" style:parent-style-name="Text_20_body" style:list-style-name="L4">
      <style:text-properties officeooo:rsid="00d366ed" officeooo:paragraph-rsid="00d366ed"/>
    </style:style>
    <style:style style:name="P73" style:family="paragraph" style:parent-style-name="Text_20_body" style:list-style-name="L5">
      <style:text-properties officeooo:rsid="00d52b4d" officeooo:paragraph-rsid="00d52b4d"/>
    </style:style>
    <style:style style:name="P74" style:family="paragraph" style:parent-style-name="Text_20_body" style:list-style-name="L5">
      <style:text-properties officeooo:rsid="00d6506f" officeooo:paragraph-rsid="00d6506f"/>
    </style:style>
    <style:style style:name="P75" style:family="paragraph" style:parent-style-name="Text_20_body" style:list-style-name="L4">
      <style:text-properties officeooo:rsid="00db7d9e" officeooo:paragraph-rsid="00db7d9e"/>
    </style:style>
    <style:style style:name="P76" style:family="paragraph" style:parent-style-name="Text_20_body" style:list-style-name="L4">
      <style:text-properties officeooo:rsid="00db99e8" officeooo:paragraph-rsid="00db7d9e"/>
    </style:style>
    <style:style style:name="P77" style:family="paragraph" style:parent-style-name="Text_20_body" style:list-style-name="L5">
      <style:text-properties officeooo:rsid="00db99e8" officeooo:paragraph-rsid="00db99e8"/>
    </style:style>
    <style:style style:name="P78" style:family="paragraph" style:parent-style-name="Text_20_body" style:list-style-name="L4">
      <style:text-properties officeooo:rsid="00de8a7b" officeooo:paragraph-rsid="00db7d9e"/>
    </style:style>
    <style:style style:name="P79" style:family="paragraph" style:parent-style-name="Text_20_body" style:list-style-name="L4">
      <style:text-properties officeooo:rsid="00de8a7b" officeooo:paragraph-rsid="00de8a7b"/>
    </style:style>
    <style:style style:name="P80" style:family="paragraph" style:parent-style-name="Text_20_body" style:list-style-name="L4">
      <style:text-properties officeooo:rsid="00e0b447" officeooo:paragraph-rsid="00e0b447"/>
    </style:style>
    <style:style style:name="P81" style:family="paragraph" style:parent-style-name="Text_20_body" style:list-style-name="L4">
      <style:text-properties officeooo:rsid="00e0c853" officeooo:paragraph-rsid="00e0c853"/>
    </style:style>
    <style:style style:name="P82" style:family="paragraph" style:parent-style-name="Text_20_body" style:list-style-name="L5">
      <style:text-properties officeooo:rsid="00e0c853" officeooo:paragraph-rsid="00e0c853"/>
    </style:style>
    <style:style style:name="P83" style:family="paragraph" style:parent-style-name="Text_20_body" style:list-style-name="L4">
      <style:text-properties officeooo:rsid="00e13766" officeooo:paragraph-rsid="00e13766"/>
    </style:style>
    <style:style style:name="P84" style:family="paragraph" style:parent-style-name="Text_20_body" style:list-style-name="L4">
      <style:text-properties officeooo:rsid="00e13766" officeooo:paragraph-rsid="00e8ad29"/>
    </style:style>
    <style:style style:name="P85" style:family="paragraph" style:parent-style-name="Text_20_body" style:list-style-name="L4">
      <style:text-properties officeooo:rsid="00e8ad29" officeooo:paragraph-rsid="00e8ad29"/>
    </style:style>
    <style:style style:name="P86" style:family="paragraph" style:parent-style-name="Heading_20_2">
      <style:text-properties officeooo:rsid="005c028a" officeooo:paragraph-rsid="005c028a"/>
    </style:style>
    <style:style style:name="P87" style:family="paragraph" style:parent-style-name="Heading_20_2">
      <style:text-properties officeooo:rsid="005c028a" officeooo:paragraph-rsid="00b6f435"/>
    </style:style>
    <style:style style:name="P88" style:family="paragraph" style:parent-style-name="Heading_20_2">
      <style:text-properties officeooo:paragraph-rsid="0071dab1"/>
    </style:style>
    <style:style style:name="P89" style:family="paragraph" style:parent-style-name="Heading_20_2">
      <style:text-properties officeooo:paragraph-rsid="00b6f435"/>
    </style:style>
    <style:style style:name="P90" style:family="paragraph" style:parent-style-name="Heading_20_1">
      <style:text-properties officeooo:rsid="005c028a" officeooo:paragraph-rsid="005c028a"/>
    </style:style>
    <style:style style:name="T1" style:family="text">
      <style:text-properties officeooo:rsid="001d8ae4"/>
    </style:style>
    <style:style style:name="T2" style:family="text">
      <style:text-properties officeooo:rsid="005c028a"/>
    </style:style>
    <style:style style:name="T3" style:family="text">
      <style:text-properties officeooo:rsid="0061d46d"/>
    </style:style>
    <style:style style:name="T4" style:family="text">
      <style:text-properties officeooo:rsid="00638f90"/>
    </style:style>
    <style:style style:name="T5" style:family="text">
      <style:text-properties officeooo:rsid="006393ca"/>
    </style:style>
    <style:style style:name="T6" style:family="text">
      <style:text-properties officeooo:rsid="00650231"/>
    </style:style>
    <style:style style:name="T7" style:family="text">
      <style:text-properties officeooo:rsid="00663a32"/>
    </style:style>
    <style:style style:name="T8" style:family="text">
      <style:text-properties officeooo:rsid="0067fbc9"/>
    </style:style>
    <style:style style:name="T9" style:family="text">
      <style:text-properties officeooo:rsid="00795aff"/>
    </style:style>
    <style:style style:name="T10" style:family="text">
      <style:text-properties officeooo:rsid="0079d7a2"/>
    </style:style>
    <style:style style:name="T11" style:family="text">
      <style:text-properties officeooo:rsid="007d208d"/>
    </style:style>
    <style:style style:name="T12" style:family="text">
      <style:text-properties officeooo:rsid="0081fc37"/>
    </style:style>
    <style:style style:name="T13" style:family="text">
      <style:text-properties officeooo:rsid="0083aba7"/>
    </style:style>
    <style:style style:name="T14" style:family="text">
      <style:text-properties officeooo:rsid="00868902"/>
    </style:style>
    <style:style style:name="T15" style:family="text">
      <style:text-properties officeooo:rsid="008a93dd"/>
    </style:style>
    <style:style style:name="T16" style:family="text">
      <style:text-properties officeooo:rsid="008f03bf"/>
    </style:style>
    <style:style style:name="T17" style:family="text">
      <style:text-properties officeooo:rsid="00924e0f"/>
    </style:style>
    <style:style style:name="T18" style:family="text">
      <style:text-properties officeooo:rsid="00966e73"/>
    </style:style>
    <style:style style:name="T19" style:family="text">
      <style:text-properties officeooo:rsid="0098d457"/>
    </style:style>
    <style:style style:name="T20" style:family="text">
      <style:text-properties officeooo:rsid="009bdd9f"/>
    </style:style>
    <style:style style:name="T21" style:family="text">
      <style:text-properties officeooo:rsid="00a3f8a4"/>
    </style:style>
    <style:style style:name="T22" style:family="text">
      <style:text-properties officeooo:rsid="00a5d8a4"/>
    </style:style>
    <style:style style:name="T23" style:family="text">
      <style:text-properties officeooo:rsid="00a79aa4"/>
    </style:style>
    <style:style style:name="T24" style:family="text">
      <style:text-properties officeooo:rsid="00aa3b75"/>
    </style:style>
    <style:style style:name="T25" style:family="text">
      <style:text-properties officeooo:rsid="00ac13d4"/>
    </style:style>
    <style:style style:name="T26" style:family="text">
      <style:text-properties officeooo:rsid="00ae9777"/>
    </style:style>
    <style:style style:name="T27" style:family="text">
      <style:text-properties officeooo:rsid="00b15c99"/>
    </style:style>
    <style:style style:name="T28" style:family="text">
      <style:text-properties officeooo:rsid="00b2f8d2"/>
    </style:style>
    <style:style style:name="T29" style:family="text">
      <style:text-properties officeooo:rsid="00bac5cc"/>
    </style:style>
    <style:style style:name="T30" style:family="text">
      <style:text-properties officeooo:rsid="00bd39fe"/>
    </style:style>
    <style:style style:name="T31" style:family="text">
      <style:text-properties officeooo:rsid="00beb762"/>
    </style:style>
    <style:style style:name="T32" style:family="text">
      <style:text-properties officeooo:rsid="00bff7e7"/>
    </style:style>
    <style:style style:name="T33" style:family="text">
      <style:text-properties officeooo:rsid="00c1c08a"/>
    </style:style>
    <style:style style:name="T34" style:family="text">
      <style:text-properties officeooo:rsid="00c5769f"/>
    </style:style>
    <style:style style:name="T35" style:family="text">
      <style:text-properties officeooo:rsid="00c7361d"/>
    </style:style>
    <style:style style:name="T36" style:family="text">
      <style:text-properties officeooo:rsid="00ca60a7"/>
    </style:style>
    <style:style style:name="T37" style:family="text">
      <style:text-properties officeooo:rsid="00cd94dc"/>
    </style:style>
    <style:style style:name="T38" style:family="text">
      <style:text-properties officeooo:rsid="00cf2786"/>
    </style:style>
    <style:style style:name="T39" style:family="text">
      <style:text-properties officeooo:rsid="00d040d9"/>
    </style:style>
    <style:style style:name="T40" style:family="text">
      <style:text-properties officeooo:rsid="00d52549"/>
    </style:style>
    <style:style style:name="T41" style:family="text">
      <style:text-properties officeooo:rsid="00d92d4e"/>
    </style:style>
    <style:style style:name="T42" style:family="text">
      <style:text-properties officeooo:rsid="00dcf6a7"/>
    </style:style>
    <style:style style:name="T43" style:family="text">
      <style:text-properties officeooo:rsid="00dff5b4"/>
    </style:style>
    <style:style style:name="T44" style:family="text">
      <style:text-properties officeooo:rsid="00e30e80"/>
    </style:style>
    <style:style style:name="T45" style:family="text">
      <style:text-properties officeooo:rsid="00e505d6"/>
    </style:style>
    <style:style style:name="T46" style:family="text">
      <style:text-properties officeooo:rsid="00e836b7"/>
    </style:style>
    <style:style style:name="T47" style:family="text">
      <style:text-properties officeooo:rsid="00e8ad29"/>
    </style:style>
    <style:style style:name="T48" style:family="text">
      <style:text-properties officeooo:rsid="00e9a910"/>
    </style:style>
    <style:style style:name="T49" style:family="text">
      <style:text-properties officeooo:rsid="00ea5ee8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olog<text:span text:style-name="T1">y</text:span></text:p>
      <text:h text:style-name="P90" text:outline-level="1">Genetics 1</text:h>
      <text:h text:style-name="P86" text:outline-level="2">Abstract</text:h>
      <text:list xml:id="list5782056063345007804" text:style-name="L1">
        <text:list-item>
          <text:p text:style-name="P1">Eric Lander introduce himself</text:p>
        </text:list-item>
        <text:list-item>
          <text:p text:style-name="P52">Diagram</text:p>
        </text:list-item>
        <text:list-item>
          <text:p text:style-name="P52">Mendel experiment</text:p>
        </text:list-item>
        <text:list-item>
          <text:p text:style-name="P52">Definitions</text:p>
        </text:list-item>
        <text:list-item>
          <text:p text:style-name="P52">Chromosomes</text:p>
        </text:list-item>
      </text:list>
      <text:h text:style-name="Heading_20_2" text:outline-level="2">Knowl<text:span text:style-name="T5">e</text:span>dge</text:h>
      <text:list xml:id="list7287287217057105836" text:style-name="L2">
        <text:list-item>
          <text:p text:style-name="P3">Introduce himself (0-</text:p>
          <text:list>
            <text:list-item>
              <text:p text:style-name="P4">Mathematician from the beginning</text:p>
            </text:list-item>
            <text:list-item>
              <text:p text:style-name="P5">20 years he has been doing genetics</text:p>
            </text:list-item>
            <text:list-item>
              <text:p text:style-name="P6">Direct the new <text:span text:style-name="T3">Broad</text:span> Institute <text:span text:style-name="T3">joined from</text:span> Harvard and MIT : <text:span text:style-name="T4">genome, human genome project</text:span></text:p>
            </text:list-item>
          </text:list>
        </text:list-item>
        <text:list-item>
          <text:p text:style-name="P7">Diagram : function</text:p>
          <text:list>
            <text:list-item>
              <text:p text:style-name="P7">Biochemistry : understand functions independently from the organism by purifying components <text:span text:style-name="T7">(“away from the organism”), main component (protein)</text:span></text:p>
            </text:list-item>
            <text:list-item>
              <text:p text:style-name="P8">Genetics : <text:span text:style-name="T8">study of a organism minus one component (mutant, mutation), complementary point of view, main tools: gene</text:span></text:p>
            </text:list-item>
            <text:list-item>
              <text:p text:style-name="P9">Molecular Biology : unify both, genes code for protein and protein are coded by genes</text:p>
            </text:list-item>
            <text:list-item>
              <text:p text:style-name="P10">Recombinant DNA</text:p>
            </text:list-item>
          </text:list>
        </text:list-item>
        <text:list-item>
          <text:p text:style-name="P11">Mendel experiment <text:span text:style-name="T22">(1865)</text:span></text:p>
          <text:list>
            <text:list-item>
              <text:p text:style-name="P13">History: in the sixteenth new plants coming from the new world, they are crossed then economically interesting (exportation) to understand mechanism of crossing</text:p>
              <text:list>
                <text:list-item>
                  <text:p text:style-name="P14">Austro Hongrois, because of competition (apple, wheal) they oriented young physics student toward crossing plants</text:p>
                </text:list-item>
              </text:list>
            </text:list-item>
            <text:list-item>
              <text:p text:style-name="P15">Notation: Fi : ième generation <text:span text:style-name="T9">0-i</text:span></text:p>
            </text:list-item>
            <text:list-item>
              <text:p text:style-name="P16">Check stability by crossing wrinckeld and round pea on their own</text:p>
            </text:list-item>
            <text:list-item>
              <text:p text:style-name="P16">Cross the two together : only round =&gt; dominance </text:p>
            </text:list-item>
            <text:list-item>
              <text:p text:style-name="P17"><text:soft-page-break/>Proved the notion of dominance</text:p>
              <text:list>
                <text:list-item>
                  <text:p text:style-name="P17">Counter-intuitive : people would say half and half after a crossing but it is because not only one function, genes (I know a gene do not usually code for one function) is studied when some one cross to apple without checking its stability before.</text:p>
                </text:list-item>
              </text:list>
            </text:list-item>
            <text:list-item>
              <text:p text:style-name="P18">2ième generation : some wrinkled re appeared : <text:span text:style-name="T11">no change in phenotype, appearance</text:span></text:p>
              <text:list>
                <text:list-item>
                  <text:p text:style-name="P20">Comparison : separate water and juice after a crossing</text:p>
                </text:list-item>
                <text:list-item>
                  <text:p text:style-name="P21">wrinkled: 1,850 ; round: 5,74 <text:span text:style-name="T12">=&gt; 3/1</text:span></text:p>
                </text:list-item>
              </text:list>
            </text:list-item>
            <text:list-item>
              <text:p text:style-name="P22">Model : dominance et recessive</text:p>
            </text:list-item>
            <text:list-item>
              <text:p text:style-name="P23">All sort of prediction<text:span text:style-name="T15">s</text:span>: </text:p>
              <text:list>
                <text:list-item>
                  <text:p text:style-name="P26">F2*recessive = 50/50<text:tab/></text:p>
                </text:list-item>
              </text:list>
            </text:list-item>
          </text:list>
        </text:list-item>
        <text:list-item>
          <text:p text:style-name="P27">Definitions:</text:p>
          <text:list>
            <text:list-item>
              <text:p text:style-name="P28">Gene : <text:span text:style-name="T16">factor of inheritance controlling a trait</text:span></text:p>
            </text:list-item>
            <text:list-item>
              <text:p text:style-name="P29">Alleles : <text:span text:style-name="T17">alternative forms of a gene : Aa, Rr,R+R-</text:span></text:p>
            </text:list-item>
            <text:list-item>
              <text:p text:style-name="P30">Phenotype : <text:span text:style-name="T18">appearance</text:span></text:p>
            </text:list-item>
            <text:list-item>
              <text:p text:style-name="P31">Genotype<text:span text:style-name="T19">s : the pair of alleles carried by the individual : RR,rr,Rr</text:span></text:p>
            </text:list-item>
            <text:list-item>
              <text:p text:style-name="P32">Homozygous (homozygote) : two of the same alleles <text:span text:style-name="T20">rr,RR != Rr</text:span></text:p>
            </text:list-item>
            <text:list-item>
              <text:p text:style-name="P34">Heterozygous : two alternative alleles : Rr != RR,rr</text:p>
            </text:list-item>
            <text:list-item>
              <text:p text:style-name="P35">Dominant : phenotype 1 is dominant over phenotype 2 if the F1 of pure breeding strains shows phenotype 1</text:p>
            </text:list-item>
            <text:list-item>
              <text:p text:style-name="P33"><text:span text:style-name="T21">Recessive :</text:span> <text:span text:style-name="T23">phenotype 1 is recessive over phenotype 2 if F1 of pure breeding strains shows phenotype 2</text:span></text:p>
            </text:list-item>
            <text:list-item>
              <text:p text:style-name="P36">Warning : dominant and recessive is about phenotype not alleles or genotypes</text:p>
            </text:list-item>
          </text:list>
        </text:list-item>
        <text:list-item>
          <text:p text:style-name="P37">Chromosomes →<text:span text:style-name="T24"> coloured things</text:span> </text:p>
          <text:list>
            <text:list-item>
              <text:p text:style-name="P40">In the nucleus of the cell</text:p>
            </text:list-item>
            <text:list-item>
              <text:p text:style-name="P40">Mitosis : <text:span text:style-name="T25">cell division</text:span></text:p>
            </text:list-item>
            <text:list-item>
              <text:p text:style-name="P41">Meiosis : about sperm and eggs</text:p>
              <text:list>
                <text:list-item>
                  <text:p text:style-name="P41">1 : <text:span text:style-name="T26">one copy of each chromosomes goes in daughter cells (not split in the middle)</text:span></text:p>
                </text:list-item>
                <text:list-item>
                  <text:p text:style-name="P41">2 : <text:span text:style-name="T27">split of X</text:span></text:p>
                </text:list-item>
                <text:list-item>
                  <text:p text:style-name="P42">=&gt; gametes (sperm and eggs) gets only one version of the chromosomes instead of two in mitosis</text:p>
                </text:list-item>
              </text:list>
            </text:list-item>
            <text:list-item>
              <text:p text:style-name="P43"><text:span text:style-name="T28">F</text:span>ertilisation =&gt; 2 versions of the chromosomes</text:p>
            </text:list-item>
            <text:list-item>
              <text:p text:style-name="P44"><text:soft-page-break/>Link with Mendel: each version of the chromosome carry one alleles R or r</text:p>
            </text:list-item>
            <text:list-item>
              <text:p text:style-name="P45">But contradiction : independence of alleles if they are on the same chromosomes ?</text:p>
            </text:list-item>
          </text:list>
        </text:list-item>
      </text:list>
      <text:h text:style-name="P88" text:outline-level="2"><text:span text:style-name="T2">P</text:span>rocess</text:h>
      <text:list xml:id="list6690118271244648336" text:style-name="L3">
        <text:list-item>
          <text:p text:style-name="P46">Introduce himself</text:p>
          <text:list>
            <text:list-item>
              <text:p text:style-name="P46">The knowledge goes very rapidly : what he was teaching ten years ago is completely different from what he’s saying now !<text:span text:style-name="T6">= mathematics, calculus</text:span></text:p>
            </text:list-item>
          </text:list>
        </text:list-item>
        <text:list-item>
          <text:p text:style-name="P47">Diagram : functions</text:p>
          <text:list>
            <text:list-item>
              <text:p text:style-name="P47">For many year geneticist and biochemists weren’t talking to each other, just on their own way</text:p>
            </text:list-item>
          </text:list>
        </text:list-item>
        <text:list-item>
          <text:p text:style-name="P12">Mendel experiment</text:p>
          <text:list>
            <text:list-item>
              <text:p text:style-name="P48">He has been more precise, more strict</text:p>
            </text:list-item>
            <text:list-item>
              <text:p text:style-name="P48">Start by verifying the stability of populations before to cross them</text:p>
              <text:list>
                <text:list-item>
                  <text:p text:style-name="P49">Cross each population with itself and check that you well obtain the same one</text:p>
                </text:list-item>
              </text:list>
            </text:list-item>
            <text:list-item>
              <text:p text:style-name="P50">Controlled cross</text:p>
              <text:list>
                <text:list-item>
                  <text:p text:style-name="P50"><text:span text:style-name="T10">C</text:span>ross the two populations</text:p>
                </text:list-item>
                <text:list-item>
                  <text:p text:style-name="P19">2ième generation : cross the precedent cross with itself <text:span text:style-name="T13">=&gt; 3/1 not exactly but intuition “what numbers try to tell me”, and some time throw away experiment (cheating ? Or mistake ???)</text:span></text:p>
                </text:list-item>
              </text:list>
            </text:list-item>
            <text:list-item>
              <text:p text:style-name="P24">Make a model: <text:span text:style-name="T14">fits with the data</text:span></text:p>
              <text:list>
                <text:list-item>
                  <text:p text:style-name="P25">Dominance and reactivity</text:p>
                </text:list-item>
              </text:list>
            </text:list-item>
            <text:list-item>
              <text:p text:style-name="P51">Need varieties of verifiable prediction (by experiment new data) from the model : “all sort of predictions would be satisfied”</text:p>
            </text:list-item>
          </text:list>
        </text:list-item>
        <text:list-item>
          <text:p text:style-name="P38">Chromosomes</text:p>
        </text:list-item>
      </text:list>
      <text:h text:style-name="Heading_20_1" text:outline-level="1">Genetics 2</text:h>
      <text:h text:style-name="P87" text:outline-level="2">Abstract</text:h>
      <text:list xml:id="list192902318680765" text:continue-list="list5782056063345007804" text:style-name="L1">
        <text:list-item>
          <text:p text:style-name="P2"/>
        </text:list-item>
        <text:list-item>
          <text:p text:style-name="P2"/>
        </text:list-item>
      </text:list>
      <text:h text:style-name="P89" text:outline-level="2">Knowl<text:span text:style-name="T5">e</text:span>dge</text:h>
      <text:list xml:id="list4241200952664199092" text:style-name="L4">
        <text:list-item>
          <text:p text:style-name="P54">Chromosomes and Mendel</text:p>
          <text:list>
            <text:list-item>
              <text:p text:style-name="P55"><text:soft-page-break/>Mendel Second Law <text:span text:style-name="T29">of inheritance VS Chromosomes</text:span></text:p>
              <text:list>
                <text:list-item>
                  <text:p text:style-name="P56">Experiment</text:p>
                  <text:list>
                    <text:list-item>
                      <text:p text:style-name="P57"><text:span text:style-name="T30">F0:</text:span> <text:span text:style-name="T30">t</text:span>he cross of 2 dominant “alleles” <text:span text:style-name="T32">(RG)</text:span> and 2 recessive<text:span text:style-name="T32">(rg)</text:span> one <text:span text:style-name="T31">=&gt; dominant heterozygous </text:span></text:p>
                    </text:list-item>
                    <text:list-item>
                      <text:p text:style-name="P59">F1 : F0*recessives =&gt; RG/rg, rg/rg,Rg/rg,rG/rg <text:span text:style-name="T33">(ration 1/4 : 1/4 : 1/4 : 1/4) Independent assortment of traits</text:span></text:p>
                    </text:list-item>
                  </text:list>
                </text:list-item>
                <text:list-item>
                  <text:p text:style-name="P61">Can be justified if the genes aren’t on the same pair of chromosomes</text:p>
                </text:list-item>
                <text:list-item>
                  <text:p text:style-name="P63">Experiment with genes on the same chromosome</text:p>
                  <text:list>
                    <text:list-item>
                      <text:p text:style-name="P58"><text:span text:style-name="T30">F0:</text:span> <text:span text:style-name="T30">t</text:span>he cross of 2 dominant “alleles” <text:span text:style-name="T32">(RG)</text:span> and 2 recessive<text:span text:style-name="T32">(rg)</text:span> one <text:span text:style-name="T31">=&gt; dominant heterozygous </text:span></text:p>
                    </text:list-item>
                    <text:list-item>
                      <text:p text:style-name="P60">F1 : F0*recessives =&gt; RG/rg, rg/rg,Rg/rg,rG/rg <text:span text:style-name="T33">(ration 1/2 : 1/2 : 0 : 0) Independent assortment of traits</text:span></text:p>
                    </text:list-item>
                  </text:list>
                </text:list-item>
                <text:list-item>
                  <text:p text:style-name="P64">So what theory is right ? None ? Both ?</text:p>
                </text:list-item>
                <text:list-item>
                  <text:p text:style-name="P64">The problem is with the none parental types 0 and 0 (<text:span text:style-name="T34">because </text:span>the parental one gets both ½ and ½)</text:p>
                </text:list-item>
                <text:list-item>
                  <text:p text:style-name="P65">Experiment of <text:span text:style-name="T35">Thomas Hunt Morgan Columbia greatest geneticist of the century</text:span></text:p>
                  <text:list>
                    <text:list-item>
                      <text:p text:style-name="P67">Object : fruit flies</text:p>
                    </text:list-item>
                    <text:list-item>
                      <text:p text:style-name="P67"><text:span text:style-name="T39">F1 = Dominant F0 </text:span>(wild type <text:span text:style-name="T37">reference</text:span>)* <text:span text:style-name="T38">recessive(black:b, vestigial:Vg)</text:span></text:p>
                    </text:list-item>
                    <text:list-item>
                      <text:p text:style-name="P68">Cross Test : F2 = ++/bVg ; bVg/bVg ; +Vg/bVg ; b+/bVg</text:p>
                    </text:list-item>
                    <text:list-item>
                      <text:p text:style-name="P69">Different chromosomes : 25% ; 25% ; 25% ; 25%</text:p>
                    </text:list-item>
                    <text:list-item>
                      <text:p text:style-name="P70">Same chromosomes <text:s text:c="6"/>: 50% ; 50% ; 0% <text:s text:c="3"/>; 0%</text:p>
                    </text:list-item>
                    <text:list-item>
                      <text:p text:style-name="P71">Real results <text:tab/><text:tab/> <text:s text:c="2"/>: 965 <text:s text:c="2"/>; 944 ; <text:s/>206 ; 185</text:p>
                    </text:list-item>
                    <text:list-item>
                      <text:p text:style-name="P72">Frequency of none parental type : <text:span text:style-name="T40">17% = recombination rate</text:span></text:p>
                    </text:list-item>
                    <text:list-item>
                      <text:p text:style-name="P75">We observe chiasmata with microscopes</text:p>
                    </text:list-item>
                  </text:list>
                </text:list-item>
                <text:list-item>
                  <text:p text:style-name="P75">Genetic maps : Alfred Sturtevent</text:p>
                  <text:list>
                    <text:list-item>
                      <text:list>
                        <text:list-item>
                          <text:p text:style-name="P76">He studies 3 genes instead of 2 and look and the recombination rate as a distance between them, <text:span text:style-name="T42">he computes each one to each others and distances corresponds</text:span></text:p>
                        </text:list-item>
                        <text:list-item>
                          <text:p text:style-name="P78">Recombination rate 0% : genes very close</text:p>
                        </text:list-item>
                        <text:list-item>
                          <text:p text:style-name="P79">Recombination rate 10% : gene are slightly away</text:p>
                        </text:list-item>
                        <text:list-item>
                          <text:p text:style-name="P79">Recombination rate 50% : not on the same chromosome or very far away : <text:span text:style-name="T43">independent</text:span></text:p>
                        </text:list-item>
                      </text:list>
                    </text:list-item>
                    <text:list-item>
                      <text:p text:style-name="P80"><text:soft-page-break/>Sex Linkage</text:p>
                      <text:list>
                        <text:list-item>
                          <text:p text:style-name="P81">Male : XY and female XX</text:p>
                        </text:list-item>
                        <text:list-item>
                          <text:p text:style-name="P85">Experiment</text:p>
                          <text:list>
                            <text:list-item>
                              <text:p text:style-name="P83">F1=(F0 white eyes, <text:span text:style-name="T44">male</text:span>)*<text:span text:style-name="T45">(normal </text:span>red eyes, <text:span text:style-name="T44">female</text:span>)</text:p>
                            </text:list-item>
                            <text:list-item>
                              <text:p text:style-name="P83">F2=<text:span text:style-name="T46">(</text:span>F1, <text:span text:style-name="T46">female)</text:span>*(red eyes, male) =&gt;(red, female) ; 50 % (red, male), 50% (white, male)</text:p>
                            </text:list-item>
                          </text:list>
                        </text:list-item>
                        <text:list-item>
                          <text:p text:style-name="P85">Model</text:p>
                          <text:list>
                            <text:list-item>
                              <text:p text:style-name="P84">F1=(F0 <text:span text:style-name="T47">Xm/Y</text:span>)*<text:span text:style-name="T45">(normal X+/X+</text:span>)</text:p>
                            </text:list-item>
                            <text:list-item>
                              <text:p text:style-name="P84">F2=<text:span text:style-name="T46">(</text:span>F1, <text:span text:style-name="T48">Xm/X+)</text:span>*(<text:span text:style-name="T48">X+/Y</text:span>) =&gt;(<text:span text:style-name="T48">Xm/X+</text:span>) <text:span text:style-name="T48">or (X+/X+) </text:span><text:s/>; 50 % (<text:span text:style-name="T49">Xm/Y</text:span>), 50% (<text:span text:style-name="T49">X+/Y</text:span>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89" text:outline-level="2"><text:span text:style-name="T2">P</text:span>rocess</text:h>
      <text:list xml:id="list4293962246300244887" text:style-name="L5">
        <text:list-item>
          <text:p text:style-name="P53">Chromosomes and Mendel</text:p>
          <text:list>
            <text:list-item>
              <text:p text:style-name="P53">Real difference between there is a correlation, it is consistent with the data and this is a compelling that this is true : we must verify the model formed by the junction of chromosomes and mendel</text:p>
            </text:list-item>
            <text:list-item>
              <text:p text:style-name="P62">Sometimes to be lucky can save a research : seven chromosomes and made the experiment seven times</text:p>
            </text:list-item>
            <text:list-item>
              <text:p text:style-name="P66">Why Morgan studied fruit flies more than peas : need place and time <text:span text:style-name="T36">whereas fruit flies couple of weeks and in small boxes zilions and and 4 pair of chromosomes</text:span></text:p>
            </text:list-item>
            <text:list-item>
              <text:p text:style-name="P73">Does 17% is number such like 1/3 : make more experiments finally some times 9 so no special number</text:p>
            </text:list-item>
            <text:list-item>
              <text:p text:style-name="P74">Why don’t we just get parental type, is there really exchange of genes from one chromosome to another : <text:span text:style-name="T41">in microscope, we can observe crosses chiasma (ta) (chevauchement)</text:span></text:p>
            </text:list-item>
            <text:list-item>
              <text:p text:style-name="P77">Test a model : increase the number of variable on the data</text:p>
            </text:list-item>
            <text:list-item>
              <text:p text:style-name="P82">Gender XY and XX or does the Y is an X half eaten </text:p>
            </text:list-item>
          </text:list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en" fo:country="AU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25:18.130633291</meta:creation-date>
    <dc:date>2016-10-31T19:07:37.174776533</dc:date>
    <meta:editing-duration>PT8H42M26S</meta:editing-duration>
    <meta:editing-cycles>186</meta:editing-cycles>
    <meta:generator>LibreOffice/5.1.4.2$Linux_X86_64 LibreOffice_project/10m0$Build-2</meta:generator>
    <meta:document-statistic meta:table-count="0" meta:image-count="0" meta:object-count="0" meta:page-count="5" meta:paragraph-count="115" meta:word-count="1187" meta:character-count="6430" meta:non-whitespace-character-count="5438"/>
  </office:meta>
</office:document-meta>
</file>